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margin-top="0in" fo:margin-bottom="0in" loext:contextual-spacing="false" fo:line-height="200%" fo:text-align="end"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200%" fo:text-align="justify" style:justify-single-word="false"/>
    </style:style>
    <style:style style:name="P5" style:family="paragraph" style:parent-style-name="Standard">
      <style:paragraph-properties fo:margin-top="0in" fo:margin-bottom="0in" loext:contextual-spacing="false" fo:line-height="200%" fo:text-align="end" style:justify-single-word="false"/>
    </style:style>
    <style:style style:name="P6" style:family="paragraph" style:parent-style-name="Standard">
      <style:paragraph-properties fo:margin-top="0in" fo:margin-bottom="0in" loext:contextual-spacing="false" fo:line-height="200%" fo:text-align="start"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IOGRAPHICAL SKETCH</text:span></text:p>
      <text:p text:style-name="P2"/>
      <text:p text:style-name="P4"><text:span text:style-name="T1"><text:tab/></text:span><text:span text:style-name="T2">One of the authors, Homer C. Malijan, was born on January 17, 1997 in Sta. Cruz, Laguna but is currently living in Calauan, Laguna as the eldest child of Janette C. Malijan and Raul L. Malijan.</text:span></text:p>
      <text:p text:style-name="P4"><text:span text:style-name="T2"><text:tab/>He was enroll in The Refiner’s Christian School in Calauan, Laguna as an elementary student. He took his secondary education at Pedro Guevara Memorial National High School Special Science Curriculum and is consistent to be on the top section. Homer is not only academically inclined but is also a fitness enthusiast, he enjoys playing Football and Basketball. In 2013, he was admitted to the University of the Philippines Los Baños under the Bachelor of Science in Computer Science program of the Institute of Computer Science.</text:span></text:p>
      <text:p text:style-name="P5"><text:span text:style-name="T2">HOMER CORTEZ MALIJAN</text:span></text:p>
      <text:p text:style-name="P3"/>
      <text:p text:style-name="P6"><text:span text:style-name="T2"><text:tab/>Emmanuel B. Constantino Jr. was born on November 19, 1996 in Albay, Bicol. He is the youngest son of Ma Victoria Constantino and Emmanuel Constantino. He was enrolled in Joy in Learning School from Nursery to High School. He loves to play computer games and sports.</text:span></text:p>
      <text:p text:style-name="P5"><text:span text:style-name="T2">EMMANUEL BENITO CONSTANTINO J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i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177" meta:character-count="1061" meta:non-whitespace-character-count="888"/>
    <meta:generator>LibreOfficeDev/5.1.0.3$Linux_X86_64 LibreOffice_project/</meta:generator>
  </office:meta>
</office:document-meta>
</file>